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e6a39" draw:marker-start-width="0.321cm" draw:marker-end-width="0.321cm" draw:fill="solid" draw:fill-color="#dde8cb" draw:opacity="50%" draw:textarea-horizontal-align="justify" draw:textarea-vertical-align="middle" draw:auto-grow-height="false" fo:min-height="6.856cm" fo:min-width="6.60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svg:stroke-width="0.081cm" svg:stroke-color="#3465a4" draw:marker-start-width="0.321cm" draw:marker-end-width="0.321cm" draw:fill="solid" draw:fill-color="#dee6ef" draw:opacity="50%" draw:textarea-horizontal-align="justify" draw:textarea-vertical-align="middle" draw:auto-grow-height="false" fo:min-height="6.856cm" fo:min-width="6.60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5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14.143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de8cb" draw:opacity="50%"/>
      <style:paragraph-properties fo:text-align="center"/>
      <style:text-properties fo:font-size="28pt"/>
    </style:style>
    <style:style style:name="P2" style:family="paragraph">
      <style:text-properties fo:font-size="28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8pt" fo:font-weight="bold" style:font-weight-asian="bold" style:font-weight-complex="bold"/>
    </style:style>
    <style:style style:name="P4" style:family="paragraph">
      <loext:graphic-properties draw:fill="solid" draw:fill-color="#dee6ef" draw:opacity="50%"/>
      <style:paragraph-properties fo:text-align="center"/>
      <style:text-properties fo:font-size="28pt"/>
    </style:style>
    <style:style style:name="P5" style:family="paragraph">
      <loext:graphic-properties draw:fill="none"/>
      <style:paragraph-properties fo:text-align="center"/>
      <style:text-properties fo:font-size="28pt"/>
    </style:style>
    <style:style style:name="P6" style:family="paragraph">
      <style:text-properties fo:color="#1e6a39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7" style:family="paragraph">
      <loext:graphic-properties draw:fill="none" draw:fill-color="#ffffff"/>
      <style:text-properties fo:color="#1e6a39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8" style:family="paragraph">
      <style:text-properties fo:color="#3465a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loext:graphic-properties draw:fill="none" draw:fill-color="#ffffff"/>
      <style:text-properties fo:color="#3465a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e6a39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3465a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16cm" svg:height="10.16cm" svg:x="3.81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048cm" svg:height="1.352cm" svg:x="5.74cm" svg:y="9.398cm">
          <draw:text-box>
            <text:p text:style-name="P2"><text:span text:style-name="T1">A - B</text:span></text:p>
          </draw:text-box>
        </draw:frame>
        <draw:custom-shape draw:style-name="gr3" draw:text-style-name="P4" draw:layer="layout" svg:width="10.16cm" svg:height="10.16cm" svg:x="9.811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556cm" svg:height="1.352cm" svg:x="10.058cm" svg:y="9.398cm">
          <draw:text-box>
            <text:p text:style-name="P2"><text:span text:style-name="T1">A &amp; </text:span><text:span text:style-name="T1">B</text:span></text:p>
          </draw:text-box>
        </draw:frame>
        <draw:frame draw:style-name="gr2" draw:text-style-name="P3" draw:layer="layout" svg:width="2.794cm" svg:height="1.352cm" svg:x="15.392cm" svg:y="9.398cm">
          <draw:text-box>
            <text:p text:style-name="P2"><text:span text:style-name="T1">B - A</text:span></text:p>
          </draw:text-box>
        </draw:frame>
        <draw:custom-shape draw:style-name="gr5" draw:text-style-name="P5" draw:layer="layout" svg:width="1.017cm" svg:height="15.239cm" draw:transform="rotate (-1.57166899142089) translate (19.466cm 15.771cm)">
          <text:p/>
          <draw:enhanced-geometry svg:viewBox="0 0 21600 21600" draw:glue-points="0 0 0 21600 21600 10800" draw:text-areas="0 ?f9 7800 ?f10" draw:type="right-brace" draw:modifiers="1800 10785.826771653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3" draw:layer="layout" svg:width="3.302cm" svg:height="1.352cm" svg:x="10.414cm" svg:y="16.936cm">
          <draw:text-box>
            <text:p text:style-name="P2"><text:span text:style-name="T1">A | B</text:span></text:p>
          </draw:text-box>
        </draw:frame>
        <draw:line draw:style-name="gr7" draw:text-style-name="P5" draw:layer="layout" svg:x1="13.634cm" svg:y1="6.35cm" svg:x2="12.092cm" svg:y2="4.564cm">
          <text:p/>
        </draw:line>
        <draw:frame draw:style-name="gr8" draw:text-style-name="P3" draw:layer="layout" svg:width="3.302cm" svg:height="1.352cm" svg:x="10.768cm" svg:y="3.348cm">
          <draw:text-box>
            <text:p text:style-name="P2"><text:span text:style-name="T1">A ^ B</text:span></text:p>
          </draw:text-box>
        </draw:frame>
        <draw:line draw:style-name="gr7" draw:text-style-name="P5" draw:layer="layout" svg:x1="10.592cm" svg:y1="6.35cm" svg:x2="12.134cm" svg:y2="4.564cm">
          <text:p/>
        </draw:line>
        <draw:frame draw:style-name="gr6" draw:text-style-name="P7" draw:layer="layout" svg:width="1.27cm" svg:height="1.352cm" svg:x="5.842cm" svg:y="6.268cm">
          <draw:text-box>
            <text:p text:style-name="P6"><text:span text:style-name="T2">A</text:span></text:p>
          </draw:text-box>
        </draw:frame>
        <draw:frame draw:style-name="gr6" draw:text-style-name="P9" draw:layer="layout" svg:width="1.27cm" svg:height="1.352cm" svg:x="16.942cm" svg:y="6.268cm">
          <draw:text-box>
            <text:p text:style-name="P8"><text:span text:style-name="T3">B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31:32.433069222</meta:creation-date>
    <dc:title>jelmer_base</dc:title>
    <meta:editing-duration>PT12M29S</meta:editing-duration>
    <meta:editing-cycles>4</meta:editing-cycles>
    <meta:generator>LibreOffice/6.4.6.2$Linux_X86_64 LibreOffice_project/40$Build-2</meta:generator>
    <meta:initial-creator>Jelmer Poelstra</meta:initial-creator>
    <dc:date>2021-03-03T17:48:36.855608075</dc:date>
    <dc:creator>Jelmer Poelstra</dc:creator>
    <meta:document-statistic meta:object-count="35"/>
  </office:meta>
</office:document-meta>
</file>